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 style:parent-style-name="Title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7" style:family="text"/>
    <style:style style:name="T2_58" style:family="text"/>
    <style:style style:name="T2_59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Title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2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2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T46_24" style:family="text">
      <style:text-properties fo:color="#1155cc" style:text-underline-style="solid" style:text-underline-color="font-color"/>
    </style:style>
    <style:style style:name="T46_25" style:family="text"/>
    <style:style style:name="T46_26" style:family="text">
      <style:text-properties fo:color="#1155cc" style:text-underline-style="solid" style:text-underline-color="font-color"/>
    </style:style>
    <style:style style:name="T46_27" style:family="text"/>
    <style:style style:name="T46_28" style:family="text">
      <style:text-properties fo:color="#1155cc" style:text-underline-style="solid" style:text-underline-color="font-color"/>
    </style:style>
    <style:style style:name="T46_29" style:family="text"/>
    <style:style style:name="T46_30" style:family="text">
      <style:text-properties fo:color="#1155cc" style:text-underline-style="solid" style:text-underline-color="font-color"/>
    </style:style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P51" style:family="paragraph" style:parent-style-name="Heading_20_2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P54" style:family="paragraph" style:parent-style-name="Heading_20_2">
      <style:paragraph-properties fo:break-before="auto" fo:line-height="115%" style:writing-mode="lr-tb"/>
    </style:style>
    <style:style style:name="P55" style:family="paragraph" style:parent-style-name="Heading_20_2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2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<office:annotation><dc:creator/><text:p text:style-name="P2"><text:span text:style-name="T2_1">Refesh</text:span><text:span text:style-name="T2_2"><text:s/></text:span><text:span text:style-name="T2_3">rate</text:span><text:span text:style-name="T2_4"><text:s/></text:span><text:span text:style-name="T2_5">on</text:span><text:span text:style-name="T2_6"><text:s/></text:span><text:span text:style-name="T2_7">this</text:span><text:span text:style-name="T2_8"><text:s/></text:span><text:span text:style-name="T2_9">dock</text:span><text:span text:style-name="T2_10"><text:s/></text:span><text:span text:style-name="T2_11">to</text:span><text:span text:style-name="T2_12"><text:s/></text:span><text:span text:style-name="T2_13">Gerrit</text:span><text:span text:style-name="T2_14"><text:s/></text:span><text:span text:style-name="T2_15">is</text:span><text:span text:style-name="T2_16"><text:s/></text:span><text:span text:style-name="T2_17">currently</text:span><text:span text:style-name="T2_18"><text:s/>15<text:s/></text:span><text:span text:style-name="T2_19">minutes</text:span><text:span text:style-name="T2_20">.<text:s/></text:span><text:span text:style-name="T2_21">Make</text:span><text:span text:style-name="T2_22"><text:s/></text:span><text:span text:style-name="T2_23">a</text:span><text:span text:style-name="T2_24"><text:s/></text:span><text:span text:style-name="T2_25">change</text:span><text:span text:style-name="T2_26"><text:s/></text:span><text:span text:style-name="T2_27">then</text:span><text:span text:style-name="T2_28"><text:s/></text:span><text:span text:style-name="T2_29">check</text:span><text:span text:style-name="T2_30"><text:s/></text:span><text:span text:style-name="T2_31">Gerrit</text:span><text:span text:style-name="T2_32"><text:s/></text:span><text:span text:style-name="T2_33">for</text:span><text:span text:style-name="T2_34"><text:s/></text:span><text:span text:style-name="T2_35">change</text:span><text:span text:style-name="T2_36"><text:s/></text:span><text:span text:style-name="T2_37">and</text:span><text:span text:style-name="T2_38"><text:s/></text:span><text:span text:style-name="T2_39">follow</text:span><text:span text:style-name="T2_40"><text:s/></text:span><text:span text:style-name="T2_41">up</text:span><text:span text:style-name="T2_42"><text:s/></text:span><text:span text:style-name="T2_43">approval</text:span><text:span text:style-name="T2_44">.<text:s/></text:span><text:span text:style-name="T2_45">Thanks</text:span><text:span text:style-name="T2_46"><text:s/></text:span><text:span text:style-name="T2_47">to</text:span><text:span text:style-name="T2_48"><text:s/></text:span><text:span text:style-name="T2_49">OSE</text:span><text:span text:style-name="T2_50"><text:s/></text:span><text:span text:style-name="T2_51">V</text:span><text:span text:style-name="T2_52">3<text:s/></text:span><text:span text:style-name="T2_53">Jenkins</text:span><text:span text:style-name="T2_54"><text:s/></text:span><text:span text:style-name="T2_55">instance</text:span><text:span text:style-name="T2_56">.</text:span></text:p></office:annotation></text:span><text:span text:style-name="T2_57">DOCWHEEL</text:span><text:span text:style-name="T2_58">-</text:span><text:span text:style-name="T2_59">CI</text:span></text:p>
      <text:p text:style-name="P3"/>
      <text:p text:style-name="P4"><text:bookmark-start text:name="h.90e91biutajz"/><text:bookmark-end text:name="h.90e91biutajz"/><text:span text:style-name="T4_1">Open</text:span><text:span text:style-name="T4_2"><text:s/></text:span><text:span text:style-name="T4_3">Source</text:span><text:span text:style-name="T4_4"><text:s/></text:span><text:span text:style-name="T4_5">Software</text:span><text:span text:style-name="T4_6"><text:s/></text:span><text:span text:style-name="T4_7">Documentation</text:span><text:span text:style-name="T4_8"><text:s/></text:span><text:span text:style-name="T4_9">Continuous</text:span><text:span text:style-name="T4_10"><text:s/></text:span><text:span text:style-name="T4_11">Improvement</text:span><text:span text:style-name="T4_12"><text:s/></text:span><text:span text:style-name="T4_13">using</text:span><text:span text:style-name="T4_14"><text:s/></text:span><text:span text:style-name="T4_15">Google</text:span><text:span text:style-name="T4_16"><text:s/></text:span><text:span text:style-name="T4_17">Docs</text:span><text:span text:style-name="T4_18">,<text:s/></text:span><text:span text:style-name="T4_19">Github</text:span><text:span text:style-name="T4_20"><text:s/></text:span><text:span text:style-name="T4_21">and</text:span><text:span text:style-name="T4_22"><text:s/></text:span><text:span text:style-name="T4_23">Gerrit</text:span></text:p>
      <text:p text:style-name="P5"/>
      <text:p text:style-name="P6"/>
      <text:h text:style-name="P7" text:outline-level="10"><text:bookmark-start text:name="h.xn9uzq2y4603"/><text:bookmark-end text:name="h.xn9uzq2y4603"/><text:span text:style-name="T7_1">Technical</text:span><text:span text:style-name="T7_2"><text:s/></text:span><text:span text:style-name="T7_3">implementation</text:span><text:span text:style-name="T7_4"><text:s/></text:span><text:span text:style-name="T7_5">of</text:span><text:span text:style-name="T7_6"><text:s/></text:span><text:span text:style-name="T7_7">a</text:span><text:span text:style-name="T7_8"><text:s/></text:span><text:span text:style-name="T7_9">DevOps</text:span><text:span text:style-name="T7_10"><text:s/></text:span><text:span text:style-name="T7_11">Continuous</text:span><text:span text:style-name="T7_12"><text:s/></text:span><text:span text:style-name="T7_13">Improvement</text:span><text:span text:style-name="T7_14"><text:s/></text:span><text:span text:style-name="T7_15">methodology</text:span><text:span text:style-name="T7_16"><text:s/></text:span><text:span text:style-name="T7_17">to</text:span><text:span text:style-name="T7_18"><text:s/></text:span><text:span text:style-name="T7_19">create</text:span><text:span text:style-name="T7_20"><text:s/></text:span><text:span text:style-name="T7_21">collaborative</text:span><text:span text:style-name="T7_22"><text:s/></text:span><text:span text:style-name="T7_23">software</text:span><text:span text:style-name="T7_24"><text:s/></text:span><text:span text:style-name="T7_25">documentation</text:span><text:span text:style-name="T7_26">.<text:s/></text:span></text:h>
      <text:p text:style-name="P8"><text:span text:style-name="T8_1">The</text:span><text:span text:style-name="T8_2"><text:s/></text:span><text:span text:style-name="T8_3">following</text:span><text:span text:style-name="T8_4"><text:s/></text:span><text:span text:style-name="T8_5">document</text:span><text:span text:style-name="T8_6"><text:s/></text:span><text:span text:style-name="T8_7">outlines</text:span><text:span text:style-name="T8_8"><text:s/></text:span><text:span text:style-name="T8_9">the</text:span><text:span text:style-name="T8_10"><text:s/></text:span><text:span text:style-name="T8_11">theory</text:span><text:span text:style-name="T8_12"><text:s/></text:span><text:span text:style-name="T8_13">behind</text:span><text:span text:style-name="T8_14"><text:s/></text:span><text:span text:style-name="T8_15">CI</text:span><text:span text:style-name="T8_16"><text:s/></text:span><text:span text:style-name="T8_17">for</text:span><text:span text:style-name="T8_18"><text:s/></text:span><text:span text:style-name="T8_19">google</text:span><text:span text:style-name="T8_20"><text:s/></text:span><text:span text:style-name="T8_21">docs</text:span><text:span text:style-name="T8_22"><text:s/></text:span><text:span text:style-name="T8_23">with</text:span><text:span text:style-name="T8_24"><text:s/></text:span><text:span text:style-name="T8_25">github</text:span><text:span text:style-name="T8_26"><text:s/></text:span><text:span text:style-name="T8_27">and</text:span><text:span text:style-name="T8_28"><text:s/></text:span><text:span text:style-name="T8_29">gerrit</text:span><text:span text:style-name="T8_30"><text:s/></text:span><text:span text:style-name="T8_31">addition</text:span><text:span text:style-name="T8_32">.</text:span></text:p>
      <text:p text:style-name="P9"/>
      <text:p text:style-name="P10"><text:span text:style-name="T10_1">The</text:span><text:span text:style-name="T10_2"><text:s/></text:span><text:span text:style-name="T10_3">rationale</text:span><text:span text:style-name="T10_4"><text:s/></text:span><text:span text:style-name="T10_5">is</text:span><text:span text:style-name="T10_6"><text:s/></text:span><text:span text:style-name="T10_7">the</text:span><text:span text:style-name="T10_8"><text:s/></text:span><text:span text:style-name="T10_9">use</text:span><text:span text:style-name="T10_10"><text:s/></text:span><text:span text:style-name="T10_11">of</text:span><text:span text:style-name="T10_12"><text:s/></text:span><text:span text:style-name="T10_13">googledocs</text:span><text:span text:style-name="T10_14"><text:s/></text:span><text:span text:style-name="T10_15">for</text:span><text:span text:style-name="T10_16"><text:s/></text:span><text:span text:style-name="T10_17">collaborative</text:span><text:span text:style-name="T10_18"><text:s/></text:span><text:span text:style-name="T10_19">document</text:span><text:span text:style-name="T10_20"><text:s/></text:span><text:span text:style-name="T10_21">editing</text:span><text:span text:style-name="T10_22"><text:s/></text:span><text:span text:style-name="T10_23">and</text:span><text:span text:style-name="T10_24"><text:s/></text:span><text:span text:style-name="T10_25">creation</text:span><text:span text:style-name="T10_26">.<text:s/></text:span><text:span text:style-name="T10_27">A</text:span><text:span text:style-name="T10_28"><text:s/></text:span><text:span text:style-name="T10_29">project</text:span><text:span text:style-name="T10_30"><text:s/></text:span><text:span text:style-name="T10_31">documentation</text:span><text:span text:style-name="T10_32"><text:s/></text:span><text:span text:style-name="T10_33">artefact</text:span><text:span text:style-name="T10_34"><text:s/></text:span><text:span text:style-name="T10_35">is</text:span><text:span text:style-name="T10_36"><text:s/></text:span><text:span text:style-name="T10_37">collaboratively</text:span><text:span text:style-name="T10_38"><text:s/></text:span><text:span text:style-name="T10_39">written</text:span><text:span text:style-name="T10_40"><text:s/></text:span><text:span text:style-name="T10_41">and</text:span><text:span text:style-name="T10_42"><text:s/></text:span><text:span text:style-name="T10_43">continuously</text:span><text:span text:style-name="T10_44"><text:s/></text:span><text:span text:style-name="T10_45">pushed</text:span><text:span text:style-name="T10_46"><text:s/></text:span><text:span text:style-name="T10_47">to</text:span><text:span text:style-name="T10_48"><text:s/></text:span><text:span text:style-name="T10_49">a</text:span><text:span text:style-name="T10_50"><text:s/></text:span><text:span text:style-name="T10_51">Gerrit</text:span><text:span text:style-name="T10_52"><text:s/></text:span><text:span text:style-name="T10_53">CI</text:span><text:span text:style-name="T10_54"><text:s/></text:span><text:span text:style-name="T10_55">approval</text:span><text:span text:style-name="T10_56"><text:s/></text:span><text:span text:style-name="T10_57">system</text:span><text:span text:style-name="T10_58">.<text:s/></text:span><text:span text:style-name="T10_59">The</text:span><text:span text:style-name="T10_60"><text:s/></text:span><text:span text:style-name="T10_61">proposed</text:span><text:span text:style-name="T10_62"><text:s/></text:span><text:span text:style-name="T10_63">changes</text:span><text:span text:style-name="T10_64"><text:s/></text:span><text:span text:style-name="T10_65">can</text:span><text:span text:style-name="T10_66"><text:s/></text:span><text:span text:style-name="T10_67">be</text:span><text:span text:style-name="T10_68"><text:s/></text:span><text:span text:style-name="T10_69">viewed</text:span><text:span text:style-name="T10_70"><text:s/></text:span><text:span text:style-name="T10_71">in</text:span><text:span text:style-name="T10_72"><text:s/></text:span><text:span text:style-name="T10_73">Gerrit</text:span><text:span text:style-name="T10_74"><text:s/></text:span><text:span text:style-name="T10_75">in</text:span><text:span text:style-name="T10_76"><text:s/></text:span><text:span text:style-name="T10_77">the</text:span><text:span text:style-name="T10_78"><text:s/></text:span><text:span text:style-name="T10_79">text</text:span><text:span text:style-name="T10_80"><text:s/></text:span><text:span text:style-name="T10_81">version</text:span><text:span text:style-name="T10_82"><text:s/></text:span><text:span text:style-name="T10_83">of</text:span><text:span text:style-name="T10_84"><text:s/></text:span><text:span text:style-name="T10_85">the</text:span><text:span text:style-name="T10_86"><text:s/></text:span><text:span text:style-name="T10_87">document</text:span><text:span text:style-name="T10_88"><text:s/></text:span><text:span text:style-name="T10_89">and</text:span><text:span text:style-name="T10_90"><text:s/></text:span><text:span text:style-name="T10_91">approved</text:span><text:span text:style-name="T10_92"><text:s/></text:span><text:span text:style-name="T10_93">for</text:span><text:span text:style-name="T10_94"><text:s/></text:span><text:span text:style-name="T10_95">push</text:span><text:span text:style-name="T10_96"><text:s/></text:span><text:span text:style-name="T10_97">to</text:span><text:span text:style-name="T10_98"><text:s/></text:span><text:span text:style-name="T10_99">the</text:span><text:span text:style-name="T10_100"><text:s/></text:span><text:span text:style-name="T10_101">master</text:span><text:span text:style-name="T10_102"><text:s/></text:span><text:span text:style-name="T10_103">github</text:span><text:span text:style-name="T10_104"><text:s/></text:span><text:span text:style-name="T10_105">repo</text:span><text:span text:style-name="T10_106"><text:s/></text:span><text:span text:style-name="T10_107">to</text:span><text:span text:style-name="T10_108"><text:s/></text:span><text:span text:style-name="T10_109">provide</text:span><text:span text:style-name="T10_110"><text:s/></text:span><text:span text:style-name="T10_111">a</text:span><text:span text:style-name="T10_112"><text:s/></text:span><text:span text:style-name="T10_113">new</text:span><text:span text:style-name="T10_114"><text:s/></text:span><text:span text:style-name="T10_115">release</text:span><text:span text:style-name="T10_116"><text:s/></text:span><text:span text:style-name="T10_117">of</text:span><text:span text:style-name="T10_118"><text:s/></text:span><text:span text:style-name="T10_119">the</text:span><text:span text:style-name="T10_120"><text:s/></text:span><text:span text:style-name="T10_121">documentation</text:span><text:span text:style-name="T10_122">.<text:s/></text:span><text:span text:style-name="T10_123">Gerrit</text:span><text:span text:style-name="T10_124"><text:s/></text:span><text:span text:style-name="T10_125">is</text:span><text:span text:style-name="T10_126"><text:s/></text:span><text:span text:style-name="T10_127">used</text:span><text:span text:style-name="T10_128"><text:s/></text:span><text:span text:style-name="T10_129">to</text:span><text:span text:style-name="T10_130"><text:s/></text:span><text:span text:style-name="T10_131">approve</text:span><text:span text:style-name="T10_132"><text:s/></text:span><text:span text:style-name="T10_133">and</text:span><text:span text:style-name="T10_134"><text:s/></text:span><text:span text:style-name="T10_135">track</text:span><text:span text:style-name="T10_136"><text:s/></text:span><text:span text:style-name="T10_137">the</text:span><text:span text:style-name="T10_138"><text:s/></text:span><text:span text:style-name="T10_139">changed</text:span><text:span text:style-name="T10_140"><text:s/></text:span><text:span text:style-name="T10_141">documentation</text:span><text:span text:style-name="T10_142">.<text:s/></text:span><text:span text:style-name="T10_143">The</text:span><text:span text:style-name="T10_144"><text:s/></text:span><text:span text:style-name="T10_145">commits</text:span><text:span text:style-name="T10_146"><text:s/></text:span><text:span text:style-name="T10_147">could</text:span><text:span text:style-name="T10_148"><text:s/></text:span><text:span text:style-name="T10_149">be</text:span><text:span text:style-name="T10_150"><text:s/></text:span><text:span text:style-name="T10_151">daily</text:span><text:span text:style-name="T10_152">/</text:span><text:span text:style-name="T10_153">nightly</text:span><text:span text:style-name="T10_154"><text:s/></text:span><text:span text:style-name="T10_155">or</text:span><text:span text:style-name="T10_156"><text:s/></text:span><text:span text:style-name="T10_157">by</text:span><text:span text:style-name="T10_158"><text:s/></text:span><text:span text:style-name="T10_159">the</text:span><text:span text:style-name="T10_160"><text:s/></text:span><text:span text:style-name="T10_161">minute</text:span><text:span text:style-name="T10_162">,<text:s/></text:span><text:span text:style-name="T10_163">depending</text:span><text:span text:style-name="T10_164"><text:s/></text:span><text:span text:style-name="T10_165">on</text:span><text:span text:style-name="T10_166"><text:s/></text:span><text:span text:style-name="T10_167">change</text:span><text:span text:style-name="T10_168"><text:s/></text:span><text:span text:style-name="T10_169">and</text:span><text:span text:style-name="T10_170"><text:s/></text:span><text:span text:style-name="T10_171">approval</text:span><text:span text:style-name="T10_172"><text:s/></text:span><text:span text:style-name="T10_173">cadence</text:span><text:span text:style-name="T10_174">.</text:span></text:p>
      <text:p text:style-name="P11"/>
      <text:p text:style-name="P12"><text:span text:style-name="T12_1">There</text:span><text:span text:style-name="T12_2"><text:s/></text:span><text:span text:style-name="T12_3">are</text:span><text:span text:style-name="T12_4"><text:s/></text:span><text:span text:style-name="T12_5">two</text:span><text:span text:style-name="T12_6"><text:s/></text:span><text:span text:style-name="T12_7">main</text:span><text:span text:style-name="T12_8"><text:s/></text:span><text:span text:style-name="T12_9">use</text:span><text:span text:style-name="T12_10"><text:s/></text:span><text:span text:style-name="T12_11">cases</text:span><text:span text:style-name="T12_12">:<text:s/></text:span></text:p>
      <text:list text:style-name="LS1" xml:id="list0">
        <text:list-item>
          <text:p text:style-name="P13"><text:span text:style-name="T13_1">The</text:span><text:span text:style-name="T13_2"><text:s/></text:span><text:span text:style-name="T13_3">creation</text:span><text:span text:style-name="T13_4"><text:s/></text:span><text:span text:style-name="T13_5">of</text:span><text:span text:style-name="T13_6"><text:s/></text:span><text:span text:style-name="T13_7">collaborative</text:span><text:span text:style-name="T13_8"><text:s/></text:span><text:span text:style-name="T13_9">documentation</text:span><text:span text:style-name="T13_10"><text:s/></text:span><text:span text:style-name="T13_11">in</text:span><text:span text:style-name="T13_12"><text:s/></text:span><text:span text:style-name="T13_13">a</text:span><text:span text:style-name="T13_14"><text:s/></text:span><text:span text:style-name="T13_15">version</text:span><text:span text:style-name="T13_16"><text:s/></text:span><text:span text:style-name="T13_17">controlle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way</text:span><text:span text:style-name="T13_24">.<text:s/></text:span></text:p>
        </text:list-item>
        <text:list-item>
          <text:p text:style-name="P14"><text:span text:style-name="T14_1">The</text:span><text:span text:style-name="T14_2"><text:s/></text:span><text:span text:style-name="T14_3">collaborative</text:span><text:span text:style-name="T14_4"><text:s/></text:span><text:span text:style-name="T14_5">creation</text:span><text:span text:style-name="T14_6"><text:s/></text:span><text:span text:style-name="T14_7">of</text:span><text:span text:style-name="T14_8"><text:s/></text:span><text:span text:style-name="T14_9">Software</text:span><text:span text:style-name="T14_10"><text:s/></text:span><text:span text:style-name="T14_11">documentation</text:span><text:span text:style-name="T14_12">,<text:s/></text:span><text:span text:style-name="T14_13">version</text:span><text:span text:style-name="T14_14"><text:s/></text:span><text:span text:style-name="T14_15">controlled</text:span><text:span text:style-name="T14_16"><text:s/></text:span><text:span text:style-name="T14_17">and</text:span><text:span text:style-name="T14_18"><text:s/></text:span><text:span text:style-name="T14_19">change</text:span><text:span text:style-name="T14_20"><text:s/></text:span><text:span text:style-name="T14_21">approved</text:span><text:span text:style-name="T14_22"><text:s/></text:span><text:span text:style-name="T14_23">for</text:span><text:span text:style-name="T14_24"><text:s/></text:span><text:span text:style-name="T14_25">Github</text:span><text:span text:style-name="T14_26"><text:s/></text:span><text:span text:style-name="T14_27">based</text:span><text:span text:style-name="T14_28"><text:s/></text:span><text:span text:style-name="T14_29">software</text:span><text:span text:style-name="T14_30"><text:s/></text:span><text:span text:style-name="T14_31">projects</text:span><text:span text:style-name="T14_32">.<text:s text:c="3"/></text:span></text:p>
        </text:list-item>
      </text:list>
      <text:p text:style-name="P15"/>
      <text:p text:style-name="P16"><text:span text:style-name="T16_1">There</text:span><text:span text:style-name="T16_2"><text:s/></text:span><text:span text:style-name="T16_3">are</text:span><text:span text:style-name="T16_4"><text:s/></text:span><text:span text:style-name="T16_5">also</text:span><text:span text:style-name="T16_6"><text:s/></text:span><text:span text:style-name="T16_7">other</text:span><text:span text:style-name="T16_8"><text:s/></text:span><text:span text:style-name="T16_9">potential</text:span><text:span text:style-name="T16_10"><text:s/></text:span><text:span text:style-name="T16_11">use</text:span><text:span text:style-name="T16_12"><text:s/></text:span><text:span text:style-name="T16_13">cases</text:span><text:span text:style-name="T16_14">:<text:s/></text:span></text:p>
      <text:p text:style-name="P17"><text:span text:style-name="T17_1">IT</text:span><text:span text:style-name="T17_2"><text:s/></text:span><text:span text:style-name="T17_3">Consultants</text:span><text:span text:style-name="T17_4"><text:s/></text:span><text:span text:style-name="T17_5">on</text:span><text:span text:style-name="T17_6"><text:s/></text:span><text:span text:style-name="T17_7">site</text:span><text:span text:style-name="T17_8"><text:s/></text:span><text:span text:style-name="T17_9">at</text:span><text:span text:style-name="T17_10"><text:s/></text:span><text:span text:style-name="T17_11">customer</text:span><text:span text:style-name="T17_12"><text:s/></text:span><text:span text:style-name="T17_13">engagements</text:span><text:span text:style-name="T17_14"><text:s/></text:span><text:span text:style-name="T17_15">who</text:span><text:span text:style-name="T17_16"><text:s/></text:span><text:span text:style-name="T17_17">require</text:span><text:span text:style-name="T17_18"><text:s/></text:span><text:span text:style-name="T17_19">a</text:span><text:span text:style-name="T17_20"><text:s/></text:span><text:span text:style-name="T17_21">version</text:span><text:span text:style-name="T17_22"><text:s/></text:span><text:span text:style-name="T17_23">controlled</text:span><text:span text:style-name="T17_24"><text:s/></text:span><text:span text:style-name="T17_25">interactive</text:span><text:span text:style-name="T17_26"><text:s/></text:span><text:span text:style-name="T17_27">documentation</text:span><text:span text:style-name="T17_28"><text:s/></text:span><text:span text:style-name="T17_29">lifecycle</text:span><text:span text:style-name="T17_30">.<text:s/>(</text:span><text:span text:style-name="T17_31">though</text:span><text:span text:style-name="T17_32"><text:s/></text:span><text:span text:style-name="T17_33">information</text:span><text:span text:style-name="T17_34"><text:s/></text:span><text:span text:style-name="T17_35">security</text:span><text:span text:style-name="T17_36"><text:s/></text:span><text:span text:style-name="T17_37">should</text:span><text:span text:style-name="T17_38"><text:s/></text:span><text:span text:style-name="T17_39">an</text:span><text:span text:style-name="T17_40"><text:s/></text:span><text:span text:style-name="T17_41">additional</text:span><text:span text:style-name="T17_42"><text:s/></text:span><text:span text:style-name="T17_43">consideration</text:span><text:span text:style-name="T17_44"><text:s/></text:span><text:span text:style-name="T17_45">in</text:span><text:span text:style-name="T17_46"><text:s/></text:span><text:span text:style-name="T17_47">this</text:span><text:span text:style-name="T17_48"><text:s/></text:span><text:span text:style-name="T17_49">context</text:span><text:span text:style-name="T17_50">)<text:s text:c="4"/></text:span></text:p>
      <text:p text:style-name="P18"/>
      <text:p text:style-name="P19"><text:span text:style-name="T19_1">collaborative</text:span><text:span text:style-name="T19_2"><text:s/></text:span><text:span text:style-name="T19_3">config</text:span><text:span text:style-name="T19_4"><text:s/></text:span><text:span text:style-name="T19_5">file</text:span><text:span text:style-name="T19_6"><text:s/></text:span><text:span text:style-name="T19_7">management</text:span><text:span text:style-name="T19_8">?<text:s/></text:span></text:p>
      <text:p text:style-name="P20"><text:span text:style-name="T20_1">Potential</text:span><text:span text:style-name="T20_2"><text:s/></text:span><text:span text:style-name="T20_3">for</text:span><text:span text:style-name="T20_4"><text:s/></text:span><text:span text:style-name="T20_5">Dockerfiles</text:span><text:span text:style-name="T20_6"><text:s/></text:span><text:span text:style-name="T20_7">to</text:span><text:span text:style-name="T20_8"><text:s/></text:span><text:span text:style-name="T20_9">be</text:span><text:span text:style-name="T20_10"><text:s/></text:span><text:span text:style-name="T20_11">collaboratively</text:span><text:span text:style-name="T20_12"><text:s/></text:span><text:span text:style-name="T20_13">written</text:span><text:span text:style-name="T20_14"><text:s/></text:span><text:span text:style-name="T20_15">in</text:span><text:span text:style-name="T20_16"><text:s/></text:span><text:span text:style-name="T20_17">Googledocs</text:span><text:span text:style-name="T20_18"><text:s/></text:span><text:span text:style-name="T20_19">and</text:span><text:span text:style-name="T20_20"><text:s/></text:span><text:span text:style-name="T20_21">change</text:span><text:span text:style-name="T20_22"><text:s/></text:span><text:span text:style-name="T20_23">approved</text:span><text:span text:style-name="T20_24">/</text:span><text:span text:style-name="T20_25">version</text:span><text:span text:style-name="T20_26"><text:s/></text:span><text:span text:style-name="T20_27">controlled</text:span><text:span text:style-name="T20_28"><text:s/></text:span><text:span text:style-name="T20_29">via</text:span><text:span text:style-name="T20_30"><text:s/></text:span><text:span text:style-name="T20_31">Gerrit</text:span><text:span text:style-name="T20_32"><text:s/></text:span><text:span text:style-name="T20_33">and</text:span><text:span text:style-name="T20_34"><text:s/></text:span><text:span text:style-name="T20_35">Github</text:span><text:span text:style-name="T20_36">.<text:s/></text:span></text:p>
      <text:p text:style-name="P21"/>
      <text:p text:style-name="P22"><text:span text:style-name="T22_1">Technology</text:span><text:span text:style-name="T22_2"><text:s/></text:span><text:span text:style-name="T22_3">used</text:span><text:span text:style-name="T22_4">:<text:s/></text:span></text:p>
      <text:p text:style-name="P23"/>
      <text:list text:style-name="LS2" xml:id="list2">
        <text:list-item>
          <text:p text:style-name="P24"><text:span text:style-name="T24_1">Google</text:span><text:span text:style-name="T24_2"><text:s/></text:span><text:span text:style-name="T24_3">Docs</text:span><text:span text:style-name="T24_4">:<text:s/></text:span><text:span text:style-name="T24_5">Collaborative</text:span><text:span text:style-name="T24_6"><text:s/></text:span><text:span text:style-name="T24_7">editing</text:span><text:span text:style-name="T24_8"><text:s/></text:span><text:span text:style-name="T24_9">of</text:span><text:span text:style-name="T24_10"><text:s/></text:span><text:span text:style-name="T24_11">documentation</text:span><text:span text:style-name="T24_12">.<text:s/></text:span></text:p>
        </text:list-item>
        <text:list-item>
          <text:p text:style-name="P25"><text:span text:style-name="T25_1">Go</text:span><text:span text:style-name="T25_2"><text:s/></text:span><text:span text:style-name="T25_3">drive</text:span><text:span text:style-name="T25_4"><text:s/></text:span><text:span text:style-name="T25_5">script</text:span><text:span text:style-name="T25_6"><text:s/></text:span><text:span text:style-name="T25_7">for</text:span><text:span text:style-name="T25_8"><text:s/></text:span><text:span text:style-name="T25_9">collection</text:span><text:span text:style-name="T25_10"><text:s/></text:span><text:span text:style-name="T25_11">of</text:span><text:span text:style-name="T25_12"><text:s/></text:span><text:span text:style-name="T25_13">google</text:span><text:span text:style-name="T25_14"><text:s/></text:span><text:span text:style-name="T25_15">docs</text:span><text:span text:style-name="T25_16"><text:s/></text:span><text:span text:style-name="T25_17">on</text:span><text:span text:style-name="T25_18"><text:s/></text:span><text:span text:style-name="T25_19">change</text:span><text:span text:style-name="T25_20"><text:s/></text:span></text:p>
        </text:list-item>
        <text:list-item>
          <text:p text:style-name="P26"><text:span text:style-name="T26_1">Bash</text:span><text:span text:style-name="T26_2"><text:s/></text:span><text:span text:style-name="T26_3">or</text:span><text:span text:style-name="T26_4"><text:s/></text:span><text:span text:style-name="T26_5">Jenkins</text:span><text:span text:style-name="T26_6"><text:s/></text:span><text:span text:style-name="T26_7">Automation</text:span><text:span text:style-name="T26_8"><text:s/></text:span><text:span text:style-name="T26_9">for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Linux</text:span><text:span text:style-name="T26_16"><text:s/></text:span><text:span text:style-name="T26_17">CLI</text:span><text:span text:style-name="T26_18"><text:s/></text:span><text:span text:style-name="T26_19">script</text:span></text:p>
        </text:list-item>
        <text:list-item>
          <text:p text:style-name="P27"><text:span text:style-name="T27_1">Docker</text:span><text:span text:style-name="T27_2"><text:s/></text:span><text:span text:style-name="T27_3">image</text:span><text:span text:style-name="T27_4"><text:s/></text:span><text:span text:style-name="T27_5">for</text:span><text:span text:style-name="T27_6"><text:s/></text:span><text:span text:style-name="T27_7">Golang</text:span><text:span text:style-name="T27_8"><text:s text:c="2"/></text:span><text:span text:style-name="T27_9">and</text:span><text:span text:style-name="T27_10"><text:s/></text:span><text:span text:style-name="T27_11">Go</text:span><text:span text:style-name="T27_12"><text:s/></text:span><text:span text:style-name="T27_13">drive</text:span><text:span text:style-name="T27_14"><text:s/></text:span><text:span text:style-name="T27_15">scripts</text:span><text:span text:style-name="T27_16"><text:s/>(</text:span><text:span text:style-name="T27_17">available</text:span><text:span text:style-name="T27_18">)<text:s text:c="2"/></text:span></text:p>
        </text:list-item>
        <text:list-item>
          <text:p text:style-name="P28"><text:span text:style-name="T28_1">Gerrit</text:span><text:span text:style-name="T28_2"><text:s/></text:span><text:span text:style-name="T28_3">for</text:span><text:span text:style-name="T28_4"><text:s/></text:span><text:span text:style-name="T28_5">change</text:span><text:span text:style-name="T28_6"><text:s/></text:span><text:span text:style-name="T28_7">approval</text:span><text:span text:style-name="T28_8"><text:s/></text:span><text:span text:style-name="T28_9">and</text:span><text:span text:style-name="T28_10"><text:s/></text:span><text:span text:style-name="T28_11">Continuous</text:span><text:span text:style-name="T28_12"><text:s/></text:span><text:span text:style-name="T28_13">improvement</text:span><text:span text:style-name="T28_14"><text:s/></text:span><text:span text:style-name="T28_15">structure</text:span><text:span text:style-name="T28_16"><text:s/>+1<text:s/></text:span><text:span text:style-name="T28_17">voting</text:span><text:span text:style-name="T28_18"><text:s/></text:span><text:span text:style-name="T28_19">approval</text:span></text:p>
        </text:list-item>
        <text:list-item>
          <text:p text:style-name="P29"><text:span text:style-name="T29_1">Github</text:span><text:span text:style-name="T29_2"><text:s/></text:span><text:span text:style-name="T29_3">for</text:span><text:span text:style-name="T29_4"><text:s/></text:span><text:span text:style-name="T29_5">version</text:span><text:span text:style-name="T29_6"><text:s/></text:span><text:span text:style-name="T29_7">controlled</text:span><text:span text:style-name="T29_8"><text:s/></text:span><text:span text:style-name="T29_9">storage</text:span><text:span text:style-name="T29_10"><text:s/></text:span><text:span text:style-name="T29_11">of</text:span><text:span text:style-name="T29_12"><text:s/></text:span><text:span text:style-name="T29_13">the</text:span><text:span text:style-name="T29_14"><text:s/></text:span><text:span text:style-name="T29_15">released</text:span><text:span text:style-name="T29_16"><text:s/></text:span><text:span text:style-name="T29_17">docs</text:span><text:span text:style-name="T29_18">,<text:s/></text:span><text:span text:style-name="T29_19">or</text:span><text:span text:style-name="T29_20"><text:s/></text:span><text:span text:style-name="T29_21">as</text:span><text:span text:style-name="T29_22"><text:s/></text:span><text:span text:style-name="T29_23">a</text:span><text:span text:style-name="T29_24"><text:s/></text:span><text:span text:style-name="T29_25">target</text:span><text:span text:style-name="T29_26"><text:s/></text:span><text:span text:style-name="T29_27">project</text:span><text:span text:style-name="T29_28"><text:s/></text:span><text:span text:style-name="T29_29">for</text:span><text:span text:style-name="T29_30"><text:s/></text:span><text:span text:style-name="T29_31">documentation</text:span><text:span text:style-name="T29_32"><text:s/></text:span><text:span text:style-name="T29_33">generation</text:span><text:span text:style-name="T29_34">.<text:s/></text:span></text:p>
        </text:list-item>
      </text:list>
      <text:p text:style-name="P30"/>
      <text:p text:style-name="P31"><text:span text:style-name="T31_1">The</text:span><text:span text:style-name="T31_2"><text:s/></text:span><text:span text:style-name="T31_3">Workflow</text:span><text:span text:style-name="T31_4"><text:s/></text:span><text:span text:style-name="T31_5">for</text:span><text:span text:style-name="T31_6"><text:s/></text:span><text:span text:style-name="T31_7">documents</text:span><text:span text:style-name="T31_8">:<text:s/></text:span></text:p>
      <text:p text:style-name="P32"/>
      <text:p text:style-name="P33"><text:span text:style-name="T33_1">Googledocs</text:span><text:span text:style-name="T33_2"><text:s/>-&gt;<text:s/></text:span><text:span text:style-name="T33_3">Gerrit</text:span><text:span text:style-name="T33_4"><text:s/>-&gt;<text:s/></text:span><text:span text:style-name="T33_5">Voted</text:span><text:span text:style-name="T33_6"><text:s/></text:span><text:span text:style-name="T33_7">Approval</text:span><text:span text:style-name="T33_8"><text:s/>-&gt;<text:s/></text:span><text:span text:style-name="T33_9">Github</text:span><text:span text:style-name="T33_10"><text:s/>-&gt;<text:s/></text:span><text:span text:style-name="T33_11">Distribution</text:span></text:p>
      <text:p text:style-name="P34"/>
      <text:p text:style-name="P35"><text:span text:style-name="T35_1">Possible</text:span><text:span text:style-name="T35_2"><text:s/></text:span><text:span text:style-name="T35_3">Workflow</text:span><text:span text:style-name="T35_4"><text:s/></text:span><text:span text:style-name="T35_5">for</text:span><text:span text:style-name="T35_6"><text:s/></text:span><text:span text:style-name="T35_7">software</text:span><text:span text:style-name="T35_8"><text:s/></text:span><text:span text:style-name="T35_9">documentation</text:span><text:span text:style-name="T35_10"><text:s/></text:span><text:span text:style-name="T35_11">that</text:span><text:span text:style-name="T35_12"><text:s/></text:span><text:span text:style-name="T35_13">requires</text:span><text:span text:style-name="T35_14"><text:s/></text:span><text:span text:style-name="T35_15">collaborative</text:span><text:span text:style-name="T35_16"><text:s/></text:span><text:span text:style-name="T35_17">input</text:span><text:span text:style-name="T35_18"><text:s/></text:span><text:span text:style-name="T35_19">from</text:span><text:span text:style-name="T35_20"><text:s/></text:span><text:span text:style-name="T35_21">multiple</text:span><text:span text:style-name="T35_22"><text:s/></text:span><text:span text:style-name="T35_23">developers</text:span><text:span text:style-name="T35_24">:<text:s/></text:span></text:p>
      <text:p text:style-name="P36"/>
      <text:p text:style-name="P37"><text:span text:style-name="T37_1">(</text:span><text:span text:style-name="T37_2">Code</text:span><text:span text:style-name="T37_3"><text:s/></text:span><text:span text:style-name="T37_4">contains</text:span><text:span text:style-name="T37_5"><text:s/></text:span><text:span text:style-name="T37_6">comments</text:span><text:span text:style-name="T37_7">)<text:s/>-&gt;<text:s/></text:span><text:span text:style-name="T37_8">Initial</text:span><text:span text:style-name="T37_9"><text:s/></text:span><text:span text:style-name="T37_10">text</text:span><text:span text:style-name="T37_11"><text:s/></text:span><text:span text:style-name="T37_12">doc</text:span><text:span text:style-name="T37_13"><text:s/></text:span><text:span text:style-name="T37_14">created</text:span><text:span text:style-name="T37_15"><text:s/></text:span><text:span text:style-name="T37_16">using</text:span><text:span text:style-name="T37_17"><text:s/></text:span><text:span text:style-name="T37_18">comments</text:span><text:span text:style-name="T37_19">/</text:span><text:span text:style-name="T37_20">tooling</text:span><text:span text:style-name="T37_21"><text:s/>-&gt;<text:s/></text:span><text:span text:style-name="T37_22">pushed</text:span><text:span text:style-name="T37_23"><text:s/></text:span><text:span text:style-name="T37_24">to</text:span><text:span text:style-name="T37_25"><text:s/></text:span><text:span text:style-name="T37_26">googledoc</text:span><text:span text:style-name="T37_27"><text:s/></text:span><text:span text:style-name="T37_28">and</text:span><text:span text:style-name="T37_29"><text:s/></text:span><text:span text:style-name="T37_30">into</text:span><text:span text:style-name="T37_31"><text:s/></text:span><text:span text:style-name="T37_32">the</text:span><text:span text:style-name="T37_33"><text:s/></text:span><text:span text:style-name="T37_34">Continuous</text:span><text:span text:style-name="T37_35"><text:s/></text:span><text:span text:style-name="T37_36">Improvement</text:span><text:span text:style-name="T37_37"><text:s/></text:span><text:span text:style-name="T37_38">iterative</text:span><text:span text:style-name="T37_39"><text:s/></text:span><text:span text:style-name="T37_40">cycle</text:span><text:span text:style-name="T37_41"><text:s/>-&gt;<text:s/></text:span><text:span text:style-name="T37_42">All</text:span><text:span text:style-name="T37_43"><text:s/></text:span><text:span text:style-name="T37_44">developers</text:span><text:span text:style-name="T37_45"><text:s/></text:span><text:span text:style-name="T37_46">can</text:span><text:span text:style-name="T37_47"><text:s/></text:span><text:span text:style-name="T37_48">collaborate</text:span><text:span text:style-name="T37_49"><text:s/></text:span><text:span text:style-name="T37_50">on</text:span><text:span text:style-name="T37_51"><text:s/></text:span><text:span text:style-name="T37_52">software</text:span><text:span text:style-name="T37_53"><text:s/></text:span><text:span text:style-name="T37_54">documentation</text:span><text:span text:style-name="T37_55"><text:s/></text:span><text:span text:style-name="T37_56">in</text:span><text:span text:style-name="T37_57"><text:s/></text:span><text:span text:style-name="T37_58">a</text:span><text:span text:style-name="T37_59"><text:s/></text:span><text:span text:style-name="T37_60">single</text:span><text:span text:style-name="T37_61"><text:s/></text:span><text:span text:style-name="T37_62">place</text:span><text:span text:style-name="T37_63"><text:s/>-&gt;<text:s/></text:span><text:span text:style-name="T37_64">CI</text:span><text:span text:style-name="T37_65"><text:s/></text:span><text:span text:style-name="T37_66">returns</text:span><text:span text:style-name="T37_67"><text:s/></text:span><text:span text:style-name="T37_68">doc</text:span><text:span text:style-name="T37_69"><text:s/></text:span><text:span text:style-name="T37_70">back</text:span><text:span text:style-name="T37_71"><text:s/></text:span><text:span text:style-name="T37_72">to</text:span><text:span text:style-name="T37_73"><text:s/></text:span><text:span text:style-name="T37_74">the</text:span><text:span text:style-name="T37_75"><text:s/></text:span><text:span text:style-name="T37_76">Github</text:span><text:span text:style-name="T37_77"><text:s/></text:span><text:span text:style-name="T37_78">source</text:span><text:span text:style-name="T37_79"><text:s/></text:span><text:span text:style-name="T37_80">tree</text:span><text:span text:style-name="T37_81"><text:s/></text:span><text:span text:style-name="T37_82">via</text:span><text:span text:style-name="T37_83"><text:s/></text:span><text:span text:style-name="T37_84">Gerrit</text:span><text:span text:style-name="T37_85"><text:s/></text:span><text:span text:style-name="T37_86">approval</text:span><text:span text:style-name="T37_87"><text:s/></text:span><text:span text:style-name="T37_88">structure</text:span><text:span text:style-name="T37_89"><text:s/>(</text:span><text:span text:style-name="T37_90">enables</text:span><text:span text:style-name="T37_91"><text:s/></text:span><text:span text:style-name="T37_92">release</text:span><text:span text:style-name="T37_93"><text:s/></text:span><text:span text:style-name="T37_94">alignment</text:span><text:span text:style-name="T37_95">)<text:s/></text:span></text:p>
      <text:p text:style-name="P38"><text:span text:style-name="T38_1">Additional</text:span><text:span text:style-name="T38_2"><text:s/></text:span><text:span text:style-name="T38_3">note</text:span><text:span text:style-name="T38_4">:<text:s/></text:span><text:span text:style-name="T38_5">In</text:span><text:span text:style-name="T38_6"><text:s/></text:span><text:span text:style-name="T38_7">fact</text:span><text:span text:style-name="T38_8"><text:s/></text:span><text:span text:style-name="T38_9">this</text:span><text:span text:style-name="T38_10"><text:s/></text:span><text:span text:style-name="T38_11">structure</text:span><text:span text:style-name="T38_12"><text:s/></text:span><text:span text:style-name="T38_13">is</text:span><text:span text:style-name="T38_14"><text:s/></text:span><text:span text:style-name="T38_15">so</text:span><text:span text:style-name="T38_16"><text:s/></text:span><text:span text:style-name="T38_17">positive</text:span><text:span text:style-name="T38_18"><text:s/></text:span><text:span text:style-name="T38_19">it</text:span><text:span text:style-name="T38_20"><text:s/></text:span><text:span text:style-name="T38_21">is</text:span><text:span text:style-name="T38_22"><text:s/></text:span><text:span text:style-name="T38_23">possible</text:span><text:span text:style-name="T38_24"><text:s/></text:span><text:span text:style-name="T38_25">to</text:span><text:span text:style-name="T38_26"><text:s/></text:span><text:span text:style-name="T38_27">hold</text:span><text:span text:style-name="T38_28"><text:s/></text:span><text:span text:style-name="T38_29">back</text:span><text:span text:style-name="T38_30"><text:s/></text:span><text:span text:style-name="T38_31">future</text:span><text:span text:style-name="T38_32"><text:s/></text:span><text:span text:style-name="T38_33">patch</text:span><text:span text:style-name="T38_34"><text:s/></text:span><text:span text:style-name="T38_35">sets</text:span><text:span text:style-name="T38_36"><text:s/></text:span><text:span text:style-name="T38_37">in</text:span><text:span text:style-name="T38_38"><text:s/></text:span><text:span text:style-name="T38_39">Gerrit</text:span><text:span text:style-name="T38_40"><text:s/></text:span><text:span text:style-name="T38_41">for</text:span><text:span text:style-name="T38_42"><text:s/></text:span><text:span text:style-name="T38_43">dedicated</text:span><text:span text:style-name="T38_44"><text:s/></text:span><text:span text:style-name="T38_45">release</text:span><text:span text:style-name="T38_46"><text:s/></text:span><text:span text:style-name="T38_47">at</text:span><text:span text:style-name="T38_48"><text:s/></text:span><text:span text:style-name="T38_49">a</text:span><text:span text:style-name="T38_50"><text:s/></text:span><text:span text:style-name="T38_51">specific</text:span><text:span text:style-name="T38_52"><text:s/></text:span><text:span text:style-name="T38_53">time</text:span><text:span text:style-name="T38_54">.<text:s/></text:span><text:span text:style-name="T38_55">i</text:span><text:span text:style-name="T38_56">.</text:span><text:span text:style-name="T38_57">e</text:span><text:span text:style-name="T38_58">.<text:s/></text:span><text:span text:style-name="T38_59">Documentation</text:span><text:span text:style-name="T38_60"><text:s/></text:span><text:span text:style-name="T38_61">could</text:span><text:span text:style-name="T38_62"><text:s/></text:span><text:span text:style-name="T38_63">be</text:span><text:span text:style-name="T38_64"><text:s/></text:span><text:span text:style-name="T38_65">aligned</text:span><text:span text:style-name="T38_66"><text:s/></text:span><text:span text:style-name="T38_67">with</text:span><text:span text:style-name="T38_68"><text:s/></text:span><text:span text:style-name="T38_69">new</text:span><text:span text:style-name="T38_70"><text:s/></text:span><text:span text:style-name="T38_71">feature</text:span><text:span text:style-name="T38_72"><text:s/></text:span><text:span text:style-name="T38_73">improvements</text:span><text:span text:style-name="T38_74"><text:s/></text:span><text:span text:style-name="T38_75">but</text:span><text:span text:style-name="T38_76"><text:s/></text:span><text:span text:style-name="T38_77">not</text:span><text:span text:style-name="T38_78"><text:s/></text:span><text:span text:style-name="T38_79">submitted</text:span><text:span text:style-name="T38_80"><text:s/></text:span><text:span text:style-name="T38_81">in</text:span><text:span text:style-name="T38_82"><text:s/></text:span><text:span text:style-name="T38_83">Gerrit</text:span><text:span text:style-name="T38_84"><text:s/></text:span><text:span text:style-name="T38_85">until</text:span><text:span text:style-name="T38_86"><text:s/></text:span><text:span text:style-name="T38_87">new</text:span><text:span text:style-name="T38_88"><text:s/></text:span><text:span text:style-name="T38_89">feature</text:span><text:span text:style-name="T38_90"><text:s/></text:span><text:span text:style-name="T38_91">set</text:span><text:span text:style-name="T38_92"><text:s/></text:span><text:span text:style-name="T38_93">is</text:span><text:span text:style-name="T38_94"><text:s/></text:span><text:span text:style-name="T38_95">released</text:span><text:span text:style-name="T38_96">.<text:s/></text:span></text:p>
      <text:p text:style-name="P39"/>
      <text:h text:style-name="P40" text:outline-level="10"><text:bookmark-start text:name="h.32y0p3a3y7kg"/><text:bookmark-end text:name="h.32y0p3a3y7kg"/><text:span text:style-name="T40_1">Technical</text:span><text:span text:style-name="T40_2"><text:s/></text:span><text:span text:style-name="T40_3">components</text:span><text:span text:style-name="T40_4">:<text:s/></text:span></text:h>
      <text:p text:style-name="P41"/>
      <text:list text:style-name="LS3" xml:id="list8">
        <text:list-item>
          <text:p text:style-name="P42"><text:span text:style-name="T42_1">Go</text:span><text:span text:style-name="T42_2"><text:s/></text:span><text:span text:style-name="T42_3">drive</text:span><text:span text:style-name="T42_4"><text:s/></text:span><text:span text:style-name="T42_5">script</text:span><text:span text:style-name="T42_6"><text:s/></text:span><text:span text:style-name="T42_7">located</text:span><text:span text:style-name="T42_8"><text:s/></text:span><text:span text:style-name="T42_9">here</text:span><text:span text:style-name="T42_10">:<text:s/></text:span><text:span text:style-name="T42_11">https</text:span><text:span text:style-name="T42_12">://</text:span><text:span text:style-name="T42_13">github</text:span><text:span text:style-name="T42_14">.</text:span><text:span text:style-name="T42_15">com</text:span><text:span text:style-name="T42_16">/</text:span><text:span text:style-name="T42_17">odeke</text:span><text:span text:style-name="T42_18">-</text:span><text:span text:style-name="T42_19">em</text:span><text:span text:style-name="T42_20">/</text:span><text:span text:style-name="T42_21">drive</text:span></text:p>
        </text:list-item>
        <text:list-item>
          <text:p text:style-name="P43"><text:span text:style-name="T43_1">Gerrit</text:span><text:span text:style-name="T43_2">:<text:s/></text:span><text:span text:style-name="T43_3">http</text:span><text:span text:style-name="T43_4">://</text:span><text:span text:style-name="T43_5">gerrithub</text:span><text:span text:style-name="T43_6">.</text:span><text:span text:style-name="T43_7">io</text:span><text:span text:style-name="T43_8">/</text:span></text:p>
        </text:list-item>
        <text:list-item>
          <text:p text:style-name="P44"><text:span text:style-name="T44_1">Github</text:span><text:span text:style-name="T44_2">:<text:s/></text:span><text:span text:style-name="T44_3"><text:a xlink:type="simple" xlink:href="https://github.com/"><text:span text:style-name="T44_4">https</text:span></text:a></text:span><text:span text:style-name="T44_5"><text:a xlink:type="simple" xlink:href="https://github.com/"><text:span text:style-name="T44_6">://</text:span></text:a></text:span><text:span text:style-name="T44_7"><text:a xlink:type="simple" xlink:href="https://github.com/"><text:span text:style-name="T44_8">github</text:span></text:a></text:span><text:span text:style-name="T44_9"><text:a xlink:type="simple" xlink:href="https://github.com/"><text:span text:style-name="T44_10">.</text:span></text:a></text:span><text:span text:style-name="T44_11"><text:a xlink:type="simple" xlink:href="https://github.com/"><text:span text:style-name="T44_12">com</text:span></text:a></text:span><text:span text:style-name="T44_13"><text:a xlink:type="simple" xlink:href="https://github.com/"><text:span text:style-name="T44_14">/</text:span></text:a></text:span></text:p>
        </text:list-item>
        <text:list-item>
          <text:p text:style-name="P45"><text:span text:style-name="T45_1">Docwheel</text:span><text:span text:style-name="T45_2">3<text:s/></text:span><text:span text:style-name="T45_3">script</text:span><text:span text:style-name="T45_4"><text:s/></text:span><text:span text:style-name="T45_5">located</text:span><text:span text:style-name="T45_6"><text:s/></text:span><text:span text:style-name="T45_7">in</text:span><text:span text:style-name="T45_8"><text:s/></text:span><text:span text:style-name="T45_9">this</text:span><text:span text:style-name="T45_10"><text:s/></text:span><text:span text:style-name="T45_11">repository</text:span><text:span text:style-name="T45_12"><text:s/></text:span><text:span text:style-name="T45_13">in</text:span><text:span text:style-name="T45_14"><text:s/></text:span><text:span text:style-name="T45_15">the</text:span><text:span text:style-name="T45_16"><text:s/>/</text:span><text:span text:style-name="T45_17">scripts</text:span><text:span text:style-name="T45_18">/<text:s/></text:span><text:span text:style-name="T45_19">directory</text:span><text:span text:style-name="T45_20"><text:s/>(</text:span><text:span text:style-name="T45_21">the</text:span><text:span text:style-name="T45_22"><text:s/></text:span><text:span text:style-name="T45_23">CI</text:span><text:span text:style-name="T45_24"><text:s/></text:span><text:span text:style-name="T45_25">automation</text:span><text:span text:style-name="T45_26"><text:s/></text:span><text:span text:style-name="T45_27">base</text:span><text:span text:style-name="T45_28">)<text:s/></text:span></text:p>
        </text:list-item>
        <text:list-item>
          <text:p text:style-name="P46"><text:span text:style-name="T46_1">Linux</text:span><text:span text:style-name="T46_2"><text:s/></text:span><text:span text:style-name="T46_3">distribution</text:span><text:span text:style-name="T46_4">/</text:span><text:span text:style-name="T46_5">Docker</text:span><text:span text:style-name="T46_6"><text:s/></text:span><text:span text:style-name="T46_7">with</text:span><text:span text:style-name="T46_8"><text:s/></text:span><text:span text:style-name="T46_9">crontab</text:span><text:span text:style-name="T46_10"><text:s/></text:span><text:span text:style-name="T46_11">or</text:span><text:span text:style-name="T46_12"><text:s/></text:span><text:span text:style-name="T46_13">Jenkins</text:span><text:span text:style-name="T46_14">:<text:s/></text:span><text:span text:style-name="T46_15"><text:a xlink:type="simple" xlink:href="http://jenkins-ci.org/"><text:span text:style-name="T46_16">http</text:span></text:a></text:span><text:span text:style-name="T46_17"><text:a xlink:type="simple" xlink:href="http://jenkins-ci.org/"><text:span text:style-name="T46_18">://</text:span></text:a></text:span><text:span text:style-name="T46_19"><text:a xlink:type="simple" xlink:href="http://jenkins-ci.org/"><text:span text:style-name="T46_20">jenkins</text:span></text:a></text:span><text:span text:style-name="T46_21"><text:a xlink:type="simple" xlink:href="http://jenkins-ci.org/"><text:span text:style-name="T46_22">-</text:span></text:a></text:span><text:span text:style-name="T46_23"><text:a xlink:type="simple" xlink:href="http://jenkins-ci.org/"><text:span text:style-name="T46_24">ci</text:span></text:a></text:span><text:span text:style-name="T46_25"><text:a xlink:type="simple" xlink:href="http://jenkins-ci.org/"><text:span text:style-name="T46_26">.</text:span></text:a></text:span><text:span text:style-name="T46_27"><text:a xlink:type="simple" xlink:href="http://jenkins-ci.org/"><text:span text:style-name="T46_28">org</text:span></text:a></text:span><text:span text:style-name="T46_29"><text:a xlink:type="simple" xlink:href="http://jenkins-ci.org/"><text:span text:style-name="T46_30">/</text:span></text:a></text:span><text:span text:style-name="T46_31"><text:s/></text:span><text:span text:style-name="T46_32">and</text:span><text:span text:style-name="T46_33"><text:s/></text:span><text:span text:style-name="T46_34">maybe</text:span><text:span text:style-name="T46_35"><text:s/></text:span><text:span text:style-name="T46_36">a</text:span><text:span text:style-name="T46_37"><text:s/></text:span><text:span text:style-name="T46_38">go</text:span><text:span text:style-name="T46_39">_</text:span><text:span text:style-name="T46_40">drive</text:span><text:span text:style-name="T46_41"><text:s/></text:span><text:span text:style-name="T46_42">oauth</text:span><text:span text:style-name="T46_43"><text:s/></text:span><text:span text:style-name="T46_44">plugin</text:span><text:span text:style-name="T46_45">:<text:s/></text:span><text:span text:style-name="T46_46">https</text:span><text:span text:style-name="T46_47">://</text:span><text:span text:style-name="T46_48">wiki</text:span><text:span text:style-name="T46_49">.</text:span><text:span text:style-name="T46_50">jenkins</text:span><text:span text:style-name="T46_51">-</text:span><text:span text:style-name="T46_52">ci</text:span><text:span text:style-name="T46_53">.</text:span><text:span text:style-name="T46_54">org</text:span><text:span text:style-name="T46_55">/</text:span><text:span text:style-name="T46_56">display</text:span><text:span text:style-name="T46_57">/</text:span><text:span text:style-name="T46_58">JENKINS</text:span><text:span text:style-name="T46_59">/</text:span><text:span text:style-name="T46_60">Google</text:span><text:span text:style-name="T46_61">+</text:span><text:span text:style-name="T46_62">OAuth</text:span><text:span text:style-name="T46_63">+</text:span><text:span text:style-name="T46_64">Plugin</text:span></text:p>
        </text:list-item>
        <text:list-item>
          <text:p text:style-name="P47"><text:span text:style-name="T47_1">Maybe</text:span><text:span text:style-name="T47_2"><text:s/></text:span><text:span text:style-name="T47_3">a</text:span><text:span text:style-name="T47_4"><text:s/></text:span><text:span text:style-name="T47_5">Jenkins</text:span><text:span text:style-name="T47_6"><text:s/></text:span><text:span text:style-name="T47_7">Docker</text:span><text:span text:style-name="T47_8"><text:s/></text:span><text:span text:style-name="T47_9">image</text:span><text:span text:style-name="T47_10"><text:s/></text:span><text:span text:style-name="T47_11">running</text:span><text:span text:style-name="T47_12"><text:s/></text:span><text:span text:style-name="T47_13">on</text:span><text:span text:style-name="T47_14"><text:s/></text:span><text:span text:style-name="T47_15">Openshift</text:span><text:span text:style-name="T47_16">:<text:s/></text:span><text:span text:style-name="T47_17">https</text:span><text:span text:style-name="T47_18">://</text:span><text:span text:style-name="T47_19">github</text:span><text:span text:style-name="T47_20">.</text:span><text:span text:style-name="T47_21">com</text:span><text:span text:style-name="T47_22">/</text:span><text:span text:style-name="T47_23">openshift</text:span><text:span text:style-name="T47_24">/</text:span><text:span text:style-name="T47_25">jenkins</text:span><text:span text:style-name="T47_26">-1-</text:span><text:span text:style-name="T47_27">centos</text:span><text:span text:style-name="T47_28"><text:s/></text:span></text:p>
        </text:list-item>
      </text:list>
      <text:p text:style-name="P48"/>
      <text:h text:style-name="P49" text:outline-level="10"><text:bookmark-start text:name="h.k6xntgof7lob"/><text:bookmark-end text:name="h.k6xntgof7lob"/><text:span text:style-name="T49_1">Crontab</text:span><text:span text:style-name="T49_2"><text:s/></text:span><text:span text:style-name="T49_3">configuration</text:span><text:span text:style-name="T49_4"><text:s/></text:span><text:span text:style-name="T49_5">method</text:span><text:span text:style-name="T49_6">:</text:span></text:h>
      <text:p text:style-name="P50"><text:span text:style-name="T50_1">Docwheel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launched</text:span><text:span text:style-name="T50_8"><text:s/></text:span><text:span text:style-name="T50_9">as</text:span><text:span text:style-name="T50_10"><text:s/></text:span><text:span text:style-name="T50_11">a</text:span><text:span text:style-name="T50_12"><text:s/></text:span><text:span text:style-name="T50_13">basic</text:span><text:span text:style-name="T50_14"><text:s/></text:span><text:span text:style-name="T50_15">bash</text:span><text:span text:style-name="T50_16"><text:s/></text:span><text:span text:style-name="T50_17">script</text:span><text:span text:style-name="T50_18"><text:s/></text:span><text:span text:style-name="T50_19">on</text:span><text:span text:style-name="T50_20"><text:s/></text:span><text:span text:style-name="T50_21">a</text:span><text:span text:style-name="T50_22"><text:s/></text:span><text:span text:style-name="T50_23">Linux</text:span><text:span text:style-name="T50_24"><text:s/></text:span><text:span text:style-name="T50_25">host</text:span><text:span text:style-name="T50_26"><text:s/></text:span><text:span text:style-name="T50_27">machine</text:span><text:span text:style-name="T50_28">.<text:s/></text:span><text:span text:style-name="T50_29">The</text:span><text:span text:style-name="T50_30"><text:s/></text:span><text:span text:style-name="T50_31">bash</text:span><text:span text:style-name="T50_32"><text:s/></text:span><text:span text:style-name="T50_33">script</text:span><text:span text:style-name="T50_34"><text:s text:c="2"/></text:span><text:span text:style-name="T50_35">utilises</text:span><text:span text:style-name="T50_36"><text:s/></text:span><text:span text:style-name="T50_37">Go</text:span><text:span text:style-name="T50_38"><text:s/></text:span><text:span text:style-name="T50_39">drive</text:span><text:span text:style-name="T50_40"><text:s/></text:span><text:span text:style-name="T50_41">API</text:span><text:span text:style-name="T50_42"><text:s/></text:span><text:span text:style-name="T50_43">CLI</text:span><text:span text:style-name="T50_44"><text:s/></text:span><text:span text:style-name="T50_45">tool</text:span><text:span text:style-name="T50_46"><text:s/></text:span><text:span text:style-name="T50_47">and</text:span><text:span text:style-name="T50_48"><text:s/></text:span><text:span text:style-name="T50_49">git</text:span><text:span text:style-name="T50_50"><text:s/></text:span><text:span text:style-name="T50_51">and</text:span><text:span text:style-name="T50_52"><text:s/></text:span><text:span text:style-name="T50_53">automates</text:span><text:span text:style-name="T50_54"><text:s/></text:span><text:span text:style-name="T50_55">the</text:span><text:span text:style-name="T50_56"><text:s/></text:span><text:span text:style-name="T50_57">checkout</text:span><text:span text:style-name="T50_58"><text:s/></text:span><text:span text:style-name="T50_59">and</text:span><text:span text:style-name="T50_60"><text:s/></text:span><text:span text:style-name="T50_61">update</text:span><text:span text:style-name="T50_62"><text:s/></text:span><text:span text:style-name="T50_63">of</text:span><text:span text:style-name="T50_64"><text:s/></text:span><text:span text:style-name="T50_65">googledocs</text:span><text:span text:style-name="T50_66"><text:s/></text:span><text:span text:style-name="T50_67">changes</text:span><text:span text:style-name="T50_68"><text:s/></text:span><text:span text:style-name="T50_69">in</text:span><text:span text:style-name="T50_70"><text:s/></text:span><text:span text:style-name="T50_71">a</text:span><text:span text:style-name="T50_72"><text:s/></text:span><text:span text:style-name="T50_73">Continuous</text:span><text:span text:style-name="T50_74"><text:s/></text:span><text:span text:style-name="T50_75">improvement</text:span><text:span text:style-name="T50_76"><text:s/></text:span><text:span text:style-name="T50_77">way</text:span><text:span text:style-name="T50_78">.<text:s text:c="2"/></text:span></text:p>
      <text:h text:style-name="P51" text:outline-level="10"><text:bookmark-start text:name="h.4ehzrim1u3dd"/><text:bookmark-end text:name="h.4ehzrim1u3dd"/><text:span text:style-name="T51_1">Jenkins</text:span><text:span text:style-name="T51_2"><text:s/></text:span><text:span text:style-name="T51_3">configuration</text:span><text:span text:style-name="T51_4"><text:s/></text:span><text:span text:style-name="T51_5">method</text:span><text:span text:style-name="T51_6">:<text:s/></text:span></text:h>
      <text:p text:style-name="P52"/>
      <text:p text:style-name="P53"><text:span text:style-name="T53_1">Jenkins</text:span><text:span text:style-name="T53_2"><text:s/></text:span><text:span text:style-name="T53_3">can</text:span><text:span text:style-name="T53_4"><text:s/></text:span><text:span text:style-name="T53_5">be</text:span><text:span text:style-name="T53_6"><text:s/></text:span><text:span text:style-name="T53_7">used</text:span><text:span text:style-name="T53_8"><text:s/></text:span><text:span text:style-name="T53_9">as</text:span><text:span text:style-name="T53_10"><text:s/></text:span><text:span text:style-name="T53_11">the</text:span><text:span text:style-name="T53_12"><text:s/></text:span><text:span text:style-name="T53_13">orchestration</text:span><text:span text:style-name="T53_14"><text:s/></text:span><text:span text:style-name="T53_15">tool</text:span><text:span text:style-name="T53_16"><text:s/></text:span><text:span text:style-name="T53_17">to</text:span><text:span text:style-name="T53_18"><text:s/></text:span><text:span text:style-name="T53_19">run</text:span><text:span text:style-name="T53_20"><text:s/></text:span><text:span text:style-name="T53_21">a</text:span><text:span text:style-name="T53_22"><text:s/></text:span><text:span text:style-name="T53_23">Docwheel</text:span><text:span text:style-name="T53_24"><text:s/></text:span><text:span text:style-name="T53_25">build</text:span><text:span text:style-name="T53_26"><text:s/></text:span><text:span text:style-name="T53_27">project</text:span><text:span text:style-name="T53_28">.<text:s/></text:span><text:span text:style-name="T53_29">The</text:span><text:span text:style-name="T53_30"><text:s/></text:span><text:span text:style-name="T53_31">Docwheel</text:span><text:span text:style-name="T53_32"><text:s/></text:span><text:span text:style-name="T53_33">Jenkins</text:span><text:span text:style-name="T53_34"><text:s/></text:span><text:span text:style-name="T53_35">build</text:span><text:span text:style-name="T53_36"><text:s/></text:span><text:span text:style-name="T53_37">project</text:span><text:span text:style-name="T53_38"><text:s/></text:span><text:span text:style-name="T53_39">config</text:span><text:span text:style-name="T53_40"><text:s/></text:span><text:span text:style-name="T53_41">is</text:span><text:span text:style-name="T53_42"><text:s/></text:span><text:span text:style-name="T53_43">located</text:span><text:span text:style-name="T53_44"><text:s/></text:span><text:span text:style-name="T53_45">in</text:span><text:span text:style-name="T53_46"><text:s/></text:span><text:span text:style-name="T53_47">the</text:span><text:span text:style-name="T53_48"><text:s/></text:span><text:span text:style-name="T53_49">jenkins</text:span><text:span text:style-name="T53_50"><text:s/></text:span><text:span text:style-name="T53_51">sub</text:span><text:span text:style-name="T53_52"><text:s/></text:span><text:span text:style-name="T53_53">directory</text:span><text:span text:style-name="T53_54">.<text:s/></text:span></text:p>
      <text:h text:style-name="P54" text:outline-level="10"><text:bookmark-start text:name="h.nuxt838ru9xv"/><text:bookmark-end text:name="h.nuxt838ru9xv"/></text:h>
      <text:h text:style-name="P55" text:outline-level="10"><text:span text:style-name="T55_1">Jenkins</text:span><text:span text:style-name="T55_2"><text:s/></text:span><text:span text:style-name="T55_3">config</text:span><text:span text:style-name="T55_4">.</text:span><text:span text:style-name="T55_5">xml</text:span><text:span text:style-name="T55_6"><text:s/></text:span><text:span text:style-name="T55_7">for</text:span><text:span text:style-name="T55_8"><text:s/></text:span><text:span text:style-name="T55_9">orchestrating</text:span><text:span text:style-name="T55_10"><text:s/></text:span><text:span text:style-name="T55_11">Docwheel</text:span><text:span text:style-name="T55_12"><text:s/></text:span><text:span text:style-name="T55_13">CI</text:span></text:h>
      <text:p text:style-name="P56"/>
      <text:p text:style-name="P57"><text:span text:style-name="T57_1">There</text:span><text:span text:style-name="T57_2"><text:s/></text:span><text:span text:style-name="T57_3">are</text:span><text:span text:style-name="T57_4"><text:s/></text:span><text:span text:style-name="T57_5">a</text:span><text:span text:style-name="T57_6"><text:s/></text:span><text:span text:style-name="T57_7">few</text:span><text:span text:style-name="T57_8"><text:s/></text:span><text:span text:style-name="T57_9">pre</text:span><text:span text:style-name="T57_10">-</text:span><text:span text:style-name="T57_11">requisites</text:span><text:span text:style-name="T57_12">:</text:span></text:p>
      <text:p text:style-name="P58"/>
      <text:p text:style-name="P59"><text:span text:style-name="T59_1">Jenkins</text:span><text:span text:style-name="T59_2"><text:s/></text:span><text:span text:style-name="T59_3">needs</text:span><text:span text:style-name="T59_4"><text:s/></text:span><text:span text:style-name="T59_5">the</text:span><text:span text:style-name="T59_6"><text:s/></text:span><text:span text:style-name="T59_7">following</text:span><text:span text:style-name="T59_8"><text:s/></text:span><text:span text:style-name="T59_9">plugins</text:span><text:span text:style-name="T59_10">:</text:span></text:p>
      <text:p text:style-name="P60"/>
      <text:list text:style-name="LS4" xml:id="list14">
        <text:list-item>
          <text:p text:style-name="P61"><text:span text:style-name="T61_1"><text:s text:c="2"/></text:span><text:span text:style-name="T61_2">mercurial</text:span><text:span text:style-name="T61_3"><text:s/>(</text:span><text:span text:style-name="T61_4">if</text:span><text:span text:style-name="T61_5"><text:s/></text:span><text:span text:style-name="T61_6">you</text:span><text:span text:style-name="T61_7"><text:s/></text:span><text:span text:style-name="T61_8">want</text:span><text:span text:style-name="T61_9"><text:s/></text:span><text:span text:style-name="T61_10">to</text:span><text:span text:style-name="T61_11"><text:s/></text:span><text:span text:style-name="T61_12">build</text:span><text:span text:style-name="T61_13"><text:s/></text:span><text:span text:style-name="T61_14">Go</text:span><text:span text:style-name="T61_15"><text:s/></text:span><text:span text:style-name="T61_16">drive</text:span><text:span text:style-name="T61_17"><text:s/></text:span><text:span text:style-name="T61_18">from</text:span><text:span text:style-name="T61_19"><text:s/></text:span><text:span text:style-name="T61_20">code</text:span><text:span text:style-name="T61_21"><text:s/></text:span><text:span text:style-name="T61_22">on</text:span><text:span text:style-name="T61_23"><text:s/></text:span><text:span text:style-name="T61_24">the</text:span><text:span text:style-name="T61_25"><text:s/></text:span><text:span text:style-name="T61_26">fly</text:span><text:span text:style-name="T61_27">)**</text:span></text:p>
        </text:list-item>
        <text:list-item>
          <text:p text:style-name="P62"><text:span text:style-name="T62_1"><text:s text:c="2"/></text:span><text:span text:style-name="T62_2">Go</text:span><text:span text:style-name="T62_3"><text:s/></text:span><text:span text:style-name="T62_4">lang</text:span><text:span text:style-name="T62_5"><text:s/>(</text:span><text:span text:style-name="T62_6">for</text:span><text:span text:style-name="T62_7"><text:s/></text:span><text:span text:style-name="T62_8">drive</text:span><text:span text:style-name="T62_9"><text:s/></text:span><text:span text:style-name="T62_10">cli</text:span><text:span text:style-name="T62_11"><text:s/></text:span><text:span text:style-name="T62_12">command</text:span><text:span text:style-name="T62_13">)</text:span></text:p>
        </text:list-item>
        <text:list-item>
          <text:p text:style-name="P63"><text:span text:style-name="T63_1"><text:s text:c="2"/></text:span><text:span text:style-name="T63_2">Git</text:span><text:span text:style-name="T63_3"><text:s/></text:span><text:span text:style-name="T63_4">client</text:span><text:span text:style-name="T63_5"><text:s/>(</text:span><text:span text:style-name="T63_6">for</text:span><text:span text:style-name="T63_7"><text:s/></text:span><text:span text:style-name="T63_8">repo</text:span><text:span text:style-name="T63_9"><text:s/></text:span><text:span text:style-name="T63_10">management</text:span><text:span text:style-name="T63_11">)</text:span></text:p>
        </text:list-item>
        <text:list-item>
          <text:p text:style-name="P64"><text:span text:style-name="T64_1"><text:s text:c="2"/></text:span><text:span text:style-name="T64_2">multiple</text:span><text:span text:style-name="T64_3"><text:s/></text:span><text:span text:style-name="T64_4">scm</text:span><text:span text:style-name="T64_5"><text:s/>(</text:span><text:span text:style-name="T64_6">for</text:span><text:span text:style-name="T64_7"><text:s/></text:span><text:span text:style-name="T64_8">multi</text:span><text:span text:style-name="T64_9"><text:s/></text:span><text:span text:style-name="T64_10">workspace</text:span><text:span text:style-name="T64_11"><text:s/></text:span><text:span text:style-name="T64_12">sub</text:span><text:span text:style-name="T64_13"><text:s/></text:span><text:span text:style-name="T64_14">directories</text:span><text:span text:style-name="T64_15">)</text:span></text:p>
        </text:list-item>
        <text:list-item>
          <text:p text:style-name="P65"><text:span text:style-name="T65_1"><text:s text:c="2"/></text:span><text:span text:style-name="T65_2">ssh</text:span><text:span text:style-name="T65_3"><text:s/></text:span><text:span text:style-name="T65_4">agent</text:span><text:span text:style-name="T65_5"><text:s/>(</text:span><text:span text:style-name="T65_6">for</text:span><text:span text:style-name="T65_7"><text:s/></text:span><text:span text:style-name="T65_8">push</text:span><text:span text:style-name="T65_9"><text:s/></text:span><text:span text:style-name="T65_10">back</text:span><text:span text:style-name="T65_11"><text:s/></text:span><text:span text:style-name="T65_12">to</text:span><text:span text:style-name="T65_13"><text:s/></text:span><text:span text:style-name="T65_14">Gerrit</text:span><text:span text:style-name="T65_15"><text:s/></text:span><text:span text:style-name="T65_16">origin</text:span><text:span text:style-name="T65_17">/</text:span><text:span text:style-name="T65_18">master</text:span><text:span text:style-name="T65_19">)</text:span></text:p>
        </text:list-item>
      </text:list>
      <text:p text:style-name="P66"/>
      <text:p text:style-name="P67"><text:span text:style-name="T67_1">**</text:span><text:span text:style-name="T67_2">There</text:span><text:span text:style-name="T67_3"><text:s/></text:span><text:span text:style-name="T67_4">is</text:span><text:span text:style-name="T67_5"><text:s/></text:span><text:span text:style-name="T67_6">no</text:span><text:span text:style-name="T67_7"><text:s/></text:span><text:span text:style-name="T67_8">really</text:span><text:span text:style-name="T67_9"><text:s/></text:span><text:span text:style-name="T67_10">easy</text:span><text:span text:style-name="T67_11"><text:s/></text:span><text:span text:style-name="T67_12">way</text:span><text:span text:style-name="T67_13"><text:s/></text:span><text:span text:style-name="T67_14">to</text:span><text:span text:style-name="T67_15"><text:s/></text:span><text:span text:style-name="T67_16">get</text:span><text:span text:style-name="T67_17"><text:s/></text:span><text:span text:style-name="T67_18">mercurial</text:span><text:span text:style-name="T67_19"><text:s/></text:span><text:span text:style-name="T67_20">support</text:span><text:span text:style-name="T67_21"><text:s/></text:span><text:span text:style-name="T67_22">in</text:span><text:span text:style-name="T67_23"><text:s/></text:span><text:span text:style-name="T67_24">the</text:span><text:span text:style-name="T67_25"><text:s/></text:span><text:span text:style-name="T67_26">docker</text:span><text:span text:style-name="T67_27"><text:s/></text:span><text:span text:style-name="T67_28">jenkins</text:span><text:span text:style-name="T67_29"><text:s/></text:span><text:span text:style-name="T67_30">linux</text:span><text:span text:style-name="T67_31"><text:s/></text:span><text:span text:style-name="T67_32">image</text:span><text:span text:style-name="T67_33"><text:s/>(</text:span><text:span text:style-name="T67_34">considering</text:span><text:span text:style-name="T67_35"><text:s/></text:span><text:span text:style-name="T67_36">providing</text:span><text:span text:style-name="T67_37"><text:s/></text:span><text:span text:style-name="T67_38">a</text:span><text:span text:style-name="T67_39"><text:s/></text:span><text:span text:style-name="T67_40">custom</text:span><text:span text:style-name="T67_41"><text:s/></text:span><text:span text:style-name="T67_42">dockerfile</text:span><text:span text:style-name="T67_43"><text:s/></text:span><text:span text:style-name="T67_44">that</text:span><text:span text:style-name="T67_45"><text:s/></text:span><text:span text:style-name="T67_46">uses</text:span><text:span text:style-name="T67_47"><text:s/></text:span><text:span text:style-name="T67_48">the</text:span><text:span text:style-name="T67_49"><text:s/></text:span><text:span text:style-name="T67_50">docker</text:span><text:span text:style-name="T67_51"><text:s/></text:span><text:span text:style-name="T67_52">jenkins</text:span><text:span text:style-name="T67_53">-</text:span><text:span text:style-name="T67_54">latest</text:span><text:span text:style-name="T67_55"><text:s/></text:span><text:span text:style-name="T67_56">image</text:span><text:span text:style-name="T67_57"><text:s/></text:span><text:span text:style-name="T67_58">as</text:span><text:span text:style-name="T67_59"><text:s/></text:span><text:span text:style-name="T67_60">a</text:span><text:span text:style-name="T67_61"><text:s/></text:span><text:span text:style-name="T67_62">base</text:span><text:span text:style-name="T67_63"><text:s/></text:span><text:span text:style-name="T67_64">and</text:span><text:span text:style-name="T67_65"><text:s/></text:span><text:span text:style-name="T67_66">installs</text:span><text:span text:style-name="T67_67"><text:s/></text:span><text:span text:style-name="T67_68">the</text:span><text:span text:style-name="T67_69"><text:s/></text:span><text:span text:style-name="T67_70">config</text:span><text:span text:style-name="T67_71">.</text:span><text:span text:style-name="T67_72">xml</text:span><text:span text:style-name="T67_73"><text:s/></text:span><text:span text:style-name="T67_74">from</text:span><text:span text:style-name="T67_75"><text:s/></text:span><text:span text:style-name="T67_76">this</text:span><text:span text:style-name="T67_77"><text:s/></text:span><text:span text:style-name="T67_78">repo</text:span><text:span text:style-name="T67_79"><text:s/></text:span><text:span text:style-name="T67_80">automagically</text:span><text:span text:style-name="T67_81">....<text:s/></text:span><text:span text:style-name="T67_82">gotta</text:span><text:span text:style-name="T67_83"><text:s/></text:span><text:span text:style-name="T67_84">love</text:span><text:span text:style-name="T67_85"><text:s/></text:span><text:span text:style-name="T67_86">Docker</text:span><text:span text:style-name="T67_87"><text:s/>;)<text:s/></text:span></text:p>
      <text:p text:style-name="P68"><text:span text:style-name="T68_1">so</text:span><text:span text:style-name="T68_2"><text:s/></text:span><text:span text:style-name="T68_3">there</text:span><text:span text:style-name="T68_4"><text:s/></text:span><text:span text:style-name="T68_5">is</text:span><text:span text:style-name="T68_6"><text:s/></text:span><text:span text:style-name="T68_7">a</text:span><text:span text:style-name="T68_8"><text:s/></text:span><text:span text:style-name="T68_9">simple</text:span><text:span text:style-name="T68_10"><text:s/></text:span><text:span text:style-name="T68_11">curl</text:span><text:span text:style-name="T68_12"><text:s/></text:span><text:span text:style-name="T68_13">command</text:span><text:span text:style-name="T68_14"><text:s/></text:span><text:span text:style-name="T68_15">to</text:span><text:span text:style-name="T68_16"><text:s/></text:span><text:span text:style-name="T68_17">grab</text:span><text:span text:style-name="T68_18"><text:s/></text:span><text:span text:style-name="T68_19">a</text:span><text:span text:style-name="T68_20"><text:s/></text:span><text:span text:style-name="T68_21">pre</text:span><text:span text:style-name="T68_22">-</text:span><text:span text:style-name="T68_23">compiled</text:span><text:span text:style-name="T68_24"><text:s/></text:span><text:span text:style-name="T68_25">drive</text:span><text:span text:style-name="T68_26"><text:s/></text:span><text:span text:style-name="T68_27">binary</text:span><text:span text:style-name="T68_28"><text:s/></text:span><text:span text:style-name="T68_29">from</text:span><text:span text:style-name="T68_30"><text:s/></text:span><text:span text:style-name="T68_31">a</text:span><text:span text:style-name="T68_32"><text:s/></text:span><text:span text:style-name="T68_33">web</text:span><text:span text:style-name="T68_34"><text:s/></text:span><text:span text:style-name="T68_35">server</text:span><text:span text:style-name="T68_36"><text:s/>(</text:span><text:span text:style-name="T68_37">not</text:span><text:span text:style-name="T68_38"><text:s/></text:span><text:span text:style-name="T68_39">supplied</text:span><text:span text:style-name="T68_40"><text:s/></text:span><text:span text:style-name="T68_41">and</text:span><text:span text:style-name="T68_42"><text:s/></text:span><text:span text:style-name="T68_43">probably</text:span><text:span text:style-name="T68_44"><text:s/></text:span><text:span text:style-name="T68_45">better</text:span><text:span text:style-name="T68_46"><text:s/></text:span><text:span text:style-name="T68_47">to</text:span><text:span text:style-name="T68_48"><text:s/></text:span><text:span text:style-name="T68_49">be</text:span><text:span text:style-name="T68_50"><text:s/></text:span><text:span text:style-name="T68_51">provided</text:span><text:span text:style-name="T68_52"><text:s/></text:span><text:span text:style-name="T68_53">in</text:span><text:span text:style-name="T68_54"><text:s/></text:span><text:span text:style-name="T68_55">the</text:span><text:span text:style-name="T68_56"><text:s/></text:span><text:span text:style-name="T68_57">github</text:span><text:span text:style-name="T68_58"><text:s/></text:span><text:span text:style-name="T68_59">repo</text:span><text:span text:style-name="T68_60"><text:s/></text:span><text:span text:style-name="T68_61">itself</text:span><text:span text:style-name="T68_62"><text:s/></text:span><text:span text:style-name="T68_63">or</text:span><text:span text:style-name="T68_64"><text:s/></text:span><text:span text:style-name="T68_65">over</text:span><text:span text:style-name="T68_66"><text:s/></text:span><text:span text:style-name="T68_67">SCP</text:span><text:span text:style-name="T68_68"><text:s/></text:span><text:span text:style-name="T68_69">rather</text:span><text:span text:style-name="T68_70"><text:s/></text:span><text:span text:style-name="T68_71">than</text:span><text:span text:style-name="T68_72"><text:s/></text:span><text:span text:style-name="T68_73">plain</text:span><text:span text:style-name="T68_74"><text:s/></text:span><text:span text:style-name="T68_75">html</text:span><text:span text:style-name="T68_76">.<text:s/></text:span></text:p>
      <text:p text:style-name="P69"/>
      <text:h text:style-name="P70" text:outline-level="10"><text:bookmark-start text:name="h.zf5b1ck7nufv"/><text:bookmark-end text:name="h.zf5b1ck7nufv"/><text:span text:style-name="T70_1">NOTE</text:span><text:span text:style-name="T70_2"><text:s/></text:span><text:span text:style-name="T70_3">ON</text:span><text:span text:style-name="T70_4"><text:s/></text:span><text:span text:style-name="T70_5">SECURITY</text:span><text:span text:style-name="T70_6">:</text:span></text:h>
      <text:p text:style-name="P71"><text:span text:style-name="T71_1">The</text:span><text:span text:style-name="T71_2"><text:s/></text:span><text:span text:style-name="T71_3">Go</text:span><text:span text:style-name="T71_4"><text:s/></text:span><text:span text:style-name="T71_5">drive</text:span><text:span text:style-name="T71_6"><text:s/></text:span><text:span text:style-name="T71_7">credentials</text:span><text:span text:style-name="T71_8">.</text:span><text:span text:style-name="T71_9">json</text:span><text:span text:style-name="T71_10"><text:s/></text:span><text:span text:style-name="T71_11">will</text:span><text:span text:style-name="T71_12"><text:s/></text:span><text:span text:style-name="T71_13">be</text:span><text:span text:style-name="T71_14"><text:s/></text:span><text:span text:style-name="T71_15">unique</text:span><text:span text:style-name="T71_16"><text:s/></text:span><text:span text:style-name="T71_17">for</text:span><text:span text:style-name="T71_18"><text:s/></text:span><text:span text:style-name="T71_19">your</text:span><text:span text:style-name="T71_20"><text:s/></text:span><text:span text:style-name="T71_21">environment</text:span><text:span text:style-name="T71_22">,<text:s/></text:span><text:span text:style-name="T71_23">in</text:span><text:span text:style-name="T71_24"><text:s/></text:span><text:span text:style-name="T71_25">this</text:span><text:span text:style-name="T71_26"><text:s/></text:span><text:span text:style-name="T71_27">example</text:span><text:span text:style-name="T71_28"><text:s/></text:span><text:span text:style-name="T71_29">it</text:span><text:span text:style-name="T71_30"><text:s/></text:span><text:span text:style-name="T71_31">is</text:span><text:span text:style-name="T71_32"><text:s/></text:span><text:span text:style-name="T71_33">pulled</text:span><text:span text:style-name="T71_34"><text:s/></text:span><text:span text:style-name="T71_35">using</text:span><text:span text:style-name="T71_36"><text:s/></text:span><text:span text:style-name="T71_37">curl</text:span><text:span text:style-name="T71_38"><text:s/></text:span><text:span text:style-name="T71_39">over</text:span><text:span text:style-name="T71_40"><text:s/></text:span><text:span text:style-name="T71_41">http</text:span><text:span text:style-name="T71_42">,<text:s/></text:span><text:span text:style-name="T71_43">this</text:span><text:span text:style-name="T71_44"><text:s/></text:span><text:span text:style-name="T71_45">is</text:span><text:span text:style-name="T71_46"><text:s/></text:span><text:span text:style-name="T71_47">fine</text:span><text:span text:style-name="T71_48"><text:s/></text:span><text:span text:style-name="T71_49">for</text:span><text:span text:style-name="T71_50"><text:s/></text:span><text:span text:style-name="T71_51">a</text:span><text:span text:style-name="T71_52"><text:s/></text:span><text:span text:style-name="T71_53">demo</text:span><text:span text:style-name="T71_54"><text:s/></text:span><text:span text:style-name="T71_55">and</text:span><text:span text:style-name="T71_56"><text:s/></text:span><text:span text:style-name="T71_57">a</text:span><text:span text:style-name="T71_58"><text:s/></text:span><text:span text:style-name="T71_59">really</text:span><text:span text:style-name="T71_60"><text:s/></text:span><text:span text:style-name="T71_61">private</text:span><text:span text:style-name="T71_62"><text:s/></text:span><text:span text:style-name="T71_63">environment</text:span><text:span text:style-name="T71_64">,<text:s/></text:span><text:span text:style-name="T71_65">but</text:span><text:span text:style-name="T71_66"><text:s/></text:span><text:span text:style-name="T71_67">PLEASE</text:span><text:span text:style-name="T71_68"><text:s/></text:span><text:span text:style-name="T71_69">NOTE</text:span><text:span text:style-name="T71_70"><text:s/></text:span><text:span text:style-name="T71_71">THIS</text:span><text:span text:style-name="T71_72"><text:s/></text:span><text:span text:style-name="T71_73">IS</text:span><text:span text:style-name="T71_74"><text:s/></text:span><text:span text:style-name="T71_75">INSECURE</text:span><text:span text:style-name="T71_76"><text:s/></text:span><text:span text:style-name="T71_77">over</text:span><text:span text:style-name="T71_78"><text:s/></text:span><text:span text:style-name="T71_79">the</text:span><text:span text:style-name="T71_80"><text:s/></text:span><text:span text:style-name="T71_81">internet</text:span><text:span text:style-name="T71_82">..<text:s/></text:span><text:span text:style-name="T71_83">use</text:span><text:span text:style-name="T71_84"><text:s/></text:span><text:span text:style-name="T71_85">SCP</text:span><text:span text:style-name="T71_86"><text:s/></text:span><text:span text:style-name="T71_87">instead</text:span><text:span text:style-name="T71_88">.<text:s/></text:span><text:span text:style-name="T71_89">Existing</text:span><text:span text:style-name="T71_90"><text:s/></text:span><text:span text:style-name="T71_91">TODO</text:span><text:span text:style-name="T71_92"><text:s/></text:span><text:span text:style-name="T71_93">in</text:span><text:span text:style-name="T71_94"><text:s/></text:span><text:span text:style-name="T71_95">the</text:span><text:span text:style-name="T71_96"><text:s/></text:span><text:span text:style-name="T71_97">project</text:span><text:span text:style-name="T71_98"><text:s/></text:span><text:span text:style-name="T71_99">README</text:span><text:span text:style-name="T71_100"><text:s/></text:span><text:span text:style-name="T71_101">reflects</text:span><text:span text:style-name="T71_102"><text:s/></text:span><text:span text:style-name="T71_103">this</text:span><text:span text:style-name="T71_104">.<text:s/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